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29cm" fo:margin-left="0.062cm" table:align="left" style:may-break-between-rows="true" style:writing-mode="lr-tb"/>
    </style:style>
    <style:style style:name="Table1.A" style:family="table-column">
      <style:table-column-properties style:column-width="1.58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paragraph-rsid="0013cfa7" style:font-size-asian="8pt" style:font-size-complex="8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22a4f9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10pt" fo:font-style="normal" fo:font-weight="normal" officeooo:paragraph-rsid="0013cfa7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10pt" fo:font-style="normal" fo:font-weight="normal" officeooo:paragraph-rsid="0022a4f9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fr1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draw:fill-image-width="0cm" draw:fill-image-height="0cm" fo:padding="0cm" fo:border="none" style:shadow="none" draw:shadow-opacity="100%" style:editable="fals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 table:number-columns-repeated="12"/>
        <table:table-header-rows>
          <table:table-row table:style-name="Table1.1">
            <table:table-cell table:style-name="Table1.A1" table:number-columns-spanned="12" office:value-type="string">
              <text:p text:style-name="P4"><text:placeholder text:placeholder-type="text">&lt;for each="label_group in labels(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6"><draw:frame draw:style-name="fr1" draw:name="image: barcode(label_group[0]['default_code'])" text:anchor-type="as-char" svg:width="0.199cm" svg:height="0.199cm" draw:z-index="2"><draw:text-box><text:p text:style-name="P3"/></draw:text-box></draw:frame></text:p>
            <text:p text:style-name="P4"><text:placeholder text:placeholder-type="text">&lt;label_group[0]['default_code']&gt;</text:placeholder></text:p>
          </table:table-cell>
          <table:table-cell table:style-name="Table1.A2" office:value-type="string">
            <text:p text:style-name="P6"><draw:frame draw:style-name="fr1" draw:name="image: barcode(label_group[1]['default_code'])" text:anchor-type="as-char" svg:width="0.199cm" svg:height="0.199cm" draw:z-index="0"><draw:text-box><text:p text:style-name="P3"/></draw:text-box></draw:frame></text:p>
            <text:p text:style-name="P4"><text:placeholder text:placeholder-type="text">&lt;label_group[1]['default_code']&gt;</text:placeholder></text:p>
          </table:table-cell>
          <table:table-cell table:style-name="Table1.A2" office:value-type="string">
            <text:p text:style-name="P7"><draw:frame draw:style-name="fr2" draw:name="image: barcode(label_group[2]['default_code'])" text:anchor-type="as-char" svg:width="0.199cm" svg:height="0.199cm" draw:z-index="1"><draw:text-box><text:p text:style-name="P3"/></draw:text-box></draw:frame></text:p>
            <text:p text:style-name="P5"><text:placeholder text:placeholder-type="text">&lt;label_group[2]['default_code']&gt;</text:placeholder></text:p>
          </table:table-cell>
          <table:table-cell table:style-name="Table1.A2" office:value-type="string">
            <text:p text:style-name="P7"/>
            <text:p text:style-name="P5"><text:placeholder text:placeholder-type="text">&lt;label_group[3]['default_code']&gt;</text:placeholder></text:p>
          </table:table-cell>
          <table:table-cell table:style-name="Table1.A2" office:value-type="string">
            <text:p text:style-name="P7"/>
            <text:p text:style-name="P5"><text:placeholder text:placeholder-type="text">&lt;label_group[4]['default_code']&gt;</text:placeholder></text:p>
          </table:table-cell>
          <table:table-cell table:style-name="Table1.A2" office:value-type="string">
            <text:p text:style-name="P7"/>
            <text:p text:style-name="P5"><text:placeholder text:placeholder-type="text">&lt;label_group[5]['default_code']&gt;</text:placeholder></text:p>
          </table:table-cell>
          <table:table-cell table:style-name="Table1.A2" office:value-type="string">
            <text:p text:style-name="P7"/>
            <text:p text:style-name="P5"><text:placeholder text:placeholder-type="text">&lt;label_group[6]['default_code']&gt;</text:placeholder></text:p>
          </table:table-cell>
          <table:table-cell table:style-name="Table1.A2" office:value-type="string">
            <text:p text:style-name="P7"/>
            <text:p text:style-name="P5"><text:placeholder text:placeholder-type="text">&lt;label_group[7]['default_code']&gt;</text:placeholder></text:p>
          </table:table-cell>
          <table:table-cell table:style-name="Table1.A2" office:value-type="string">
            <text:p text:style-name="P7"/>
            <text:p text:style-name="P5"><text:placeholder text:placeholder-type="text">&lt;label_group[8]['default_code']&gt;</text:placeholder></text:p>
          </table:table-cell>
          <table:table-cell table:style-name="Table1.A2" office:value-type="string">
            <text:p text:style-name="P7"/>
            <text:p text:style-name="P5"><text:placeholder text:placeholder-type="text">&lt;label_group[9]['default_code']&gt;</text:placeholder></text:p>
          </table:table-cell>
          <table:table-cell table:style-name="Table1.A2" office:value-type="string">
            <text:p text:style-name="P7"/>
            <text:p text:style-name="P5"><text:placeholder text:placeholder-type="text">&lt;label_group[10]['default_code']&gt;</text:placeholder></text:p>
          </table:table-cell>
          <table:table-cell table:style-name="Table1.L2" office:value-type="string">
            <text:p text:style-name="P7"/>
            <text:p text:style-name="P5"><text:placeholder text:placeholder-type="text">&lt;label_group[11]['default_code']&gt;</text:placeholder></text:p>
          </table:table-cell>
        </table:table-row>
        <table:table-row table:style-name="Table1.1">
          <table:table-cell table:style-name="Table1.L2" table:number-columns-spanned="12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203cm" fo:margin-right="0.0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20:25.782487703</meta:creation-date>
    <dc:date>2016-10-21T17:31:30.860721305</dc:date>
    <meta:editing-duration>PT1H36M27S</meta:editing-duration>
    <meta:editing-cycles>22</meta:editing-cycles>
    <meta:generator>LibreOffice/5.1.4.2$Linux_X86_64 LibreOffice_project/10m0$Build-2</meta:generator>
    <meta:document-statistic meta:table-count="1" meta:image-count="0" meta:object-count="0" meta:page-count="1" meta:paragraph-count="17" meta:word-count="17" meta:character-count="428" meta:non-whitespace-character-count="425"/>
  </office:meta>
</office:document-meta>
</file>